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3cm" table:align="left"/>
    </style:style>
    <style:style style:name="Tableau1.A" style:family="table-column">
      <style:table-column-properties style:column-width="2.6cm"/>
    </style:style>
    <style:style style:name="Tableau1.B" style:family="table-column">
      <style:table-column-properties style:column-width="1.769cm"/>
    </style:style>
    <style:style style:name="Tableau1.C" style:family="table-column">
      <style:table-column-properties style:column-width="4.838cm"/>
    </style:style>
    <style:style style:name="Tableau1.D" style:family="table-column">
      <style:table-column-properties style:column-width="2.117cm"/>
    </style:style>
    <style:style style:name="Tableau1.E" style:family="table-column">
      <style:table-column-properties style:column-width="5.669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6pt" fo:language="en" fo:country="US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>
      <style:text-properties fo:font-size="18pt" fo:language="en" fo:country="US" style:font-size-asian="18pt" style:font-size-complex="18pt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 style:list-style-name="L1">
      <style:text-properties fo:language="en" fo:country="US"/>
    </style:style>
    <style:style style:name="P9" style:family="paragraph" style:parent-style-name="Standard">
      <style:text-properties fo:language="en" fo:country="US" style:text-underline-style="solid" style:text-underline-width="auto" style:text-underline-color="font-color"/>
    </style:style>
    <style:style style:name="T1" style:family="text">
      <style:text-properties fo:language="en" fo:country="US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cription of XtremWeb-HEP's application bundles </text:p>
      <text:p text:style-name="P3">for EDGI and DEGISCO projects</text:p>
      <text:p text:style-name="P1"/>
      <text:p text:style-name="P1"/>
      <text:p text:style-name="P1"/>
      <text:list xml:id="list610596112" text:style-name="L1">
        <text:list-item>
          <text:p text:style-name="P8">List of bundle</text:p>
        </text:list-item>
        <text:list-item>
          <text:p text:style-name="P8">Automation scripts</text:p>
        </text:list-item>
        <text:list-item>
          <text:p text:style-name="P8">Compliance to XtremWeb-HEP bundle howto</text:p>
        </text:list-item>
        <text:list-item>
          <text:p text:style-name="P8">EDGI application repository</text:p>
        </text:list-item>
      </text:list>
      <text:p text:style-name="P1"/>
      <text:p text:style-name="P1"/>
      <text:p text:style-name="P1"/>
      <text:p text:style-name="P9">Un seul repository pour DEGISCO et EDGI</text:p>
      <text:p text:style-name="P1"/>
      <text:p text:style-name="P1"><text:a xlink:type="simple" xlink:href="http://dev17-portal.cpc.wmin.ac.uk:8080/repository/public/welcome.xhtml">http://dev17-portal.cpc.wmin.ac.uk:8080/repository/public/welcome.xhtml</text:a></text:p>
      <text:p text:style-name="P1"/>
      <text:p text:style-name="P1"/>
      <text:p text:style-name="P1"/>
      <text:p text:style-name="P1"/>
      <text:p text:style-name="P1"><text:span text:style-name="T2">List of the bundles</text:span> </text:p>
      <text:p text:style-name="P1"/>
      <text:p text:style-name="P1">They are inserted in EDGI application repository : </text:p>
      <text:p text:style-name="P1">http://dev17-portal.cpc.wmin.ac.uk:8080/repository/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6">name</text:p>
          </table:table-cell>
          <table:table-cell table:style-name="Tableau1.A1" office:value-type="string">
            <text:p text:style-name="P6">status</text:p>
          </table:table-cell>
          <table:table-cell table:style-name="Tableau1.A1" office:value-type="string">
            <text:p text:style-name="P6">institut</text:p>
          </table:table-cell>
          <table:table-cell table:style-name="Tableau1.A1" office:value-type="string">
            <text:p text:style-name="P6">project</text:p>
          </table:table-cell>
          <table:table-cell table:style-name="Tableau1.E1" office:value-type="string">
            <text:p text:style-name="P6">AR URL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hog</text:p>
          </table:table-cell>
          <table:table-cell table:style-name="Tableau1.A2" office:value-type="string">
            <text:p text:style-name="Table_20_Contents">new</text:p>
          </table:table-cell>
          <table:table-cell table:style-name="Tableau1.A2" office:value-type="string">
            <text:p text:style-name="P1">HUST, China</text:p>
          </table:table-cell>
          <table:table-cell table:style-name="Tableau1.A2" office:value-type="string">
            <text:p text:style-name="P1">DEGISCO</text:p>
          </table:table-cell>
          <table:table-cell table:style-name="Tableau1.E2" office:value-type="string">
            <text:p text:style-name="P5">http://dev17-portal.cpc.wmin.ac.uk:8080/repository/download?impid=1303&amp;filename=phog_xwhep_1.00.tar.gz</text:p>
          </table:table-cell>
        </table:table-row>
        <table:table-row>
          <table:table-cell table:style-name="Tableau1.A2" office:value-type="string">
            <text:p text:style-name="P1">larbin-crawler</text:p>
          </table:table-cell>
          <table:table-cell table:style-name="Tableau1.A2" office:value-type="string">
            <text:p text:style-name="P4">new</text:p>
          </table:table-cell>
          <table:table-cell table:style-name="Tableau1.A2" office:value-type="string">
            <text:p text:style-name="P1">HUST, China</text:p>
          </table:table-cell>
          <table:table-cell table:style-name="Tableau1.A2" office:value-type="string">
            <text:p text:style-name="P1">DEGISCO</text:p>
          </table:table-cell>
          <table:table-cell table:style-name="Tableau1.E2" office:value-type="string">
            <text:p text:style-name="P5">http://dev17-portal.cpc.wmin.ac.uk:8080/repository/download?impid=1302&amp;filename=larbin-crawler_xwhep_1.00.tar.gz</text:p>
          </table:table-cell>
        </table:table-row>
        <table:table-row>
          <table:table-cell table:style-name="Tableau1.A2" office:value-type="string">
            <text:p text:style-name="P1">autodock305</text:p>
          </table:table-cell>
          <table:table-cell table:style-name="Tableau1.A2" office:value-type="string">
            <text:p text:style-name="P4">new</text:p>
          </table:table-cell>
          <table:table-cell table:style-name="Tableau1.A2" office:value-type="string">
            <text:p text:style-name="P1">ASGC, Taiwan</text:p>
          </table:table-cell>
          <table:table-cell table:style-name="Tableau1.A2" office:value-type="string">
            <text:p text:style-name="P1">DEGISCO</text:p>
          </table:table-cell>
          <table:table-cell table:style-name="Tableau1.E2" office:value-type="string">
            <text:p text:style-name="P5">http://dev17-portal.cpc.wmin.ac.uk:8080/repository/download?impid=1252&amp;filename=autodock305_xwhep_1.00.tar.gz</text:p>
          </table:table-cell>
        </table:table-row>
        <table:table-row>
          <table:table-cell table:style-name="Tableau1.A2" office:value-type="string">
            <text:p text:style-name="P1">bnbss</text:p>
          </table:table-cell>
          <table:table-cell table:style-name="Tableau1.A2" office:value-type="string">
            <text:p text:style-name="P4">new</text:p>
          </table:table-cell>
          <table:table-cell table:style-name="Tableau1.A2" office:value-type="string">
            <text:p text:style-name="P1">ISA RAS, Russia</text:p>
          </table:table-cell>
          <table:table-cell table:style-name="Tableau1.A2" office:value-type="string">
            <text:p text:style-name="P1">DEGISCO</text:p>
          </table:table-cell>
          <table:table-cell table:style-name="Tableau1.E2" office:value-type="string">
            <text:p text:style-name="P5">http://dev17-portal.cpc.wmin.ac.uk:8080/repository/download?impid=1235&amp;filename=bnbss_2011.03.01.05.51.tar.gz</text:p>
          </table:table-cell>
        </table:table-row>
        <table:table-row>
          <table:table-cell table:style-name="Tableau1.A2" office:value-type="string">
            <text:p text:style-name="P1">dart</text:p>
          </table:table-cell>
          <table:table-cell table:style-name="Tableau1.A2" office:value-type="string">
            <text:p text:style-name="P1">validated</text:p>
          </table:table-cell>
          <table:table-cell table:style-name="Tableau1.A2" office:value-type="string">
            <text:p text:style-name="P1">Cardiff university, England</text:p>
          </table:table-cell>
          <table:table-cell table:style-name="Tableau1.A2" office:value-type="string">
            <text:p text:style-name="P1">EDGI</text:p>
          </table:table-cell>
          <table:table-cell table:style-name="Tableau1.E2" office:value-type="string">
            <text:p text:style-name="P5">http://dev17-portal.cpc.wmin.ac.uk:8080/repository/download?impid=1229&amp;filename=dart_1.00.tar.gz</text:p>
          </table:table-cell>
        </table:table-row>
        <table:table-row>
          <table:table-cell table:style-name="Tableau1.A2" office:value-type="string">
            <text:p text:style-name="P1">guineapig</text:p>
          </table:table-cell>
          <table:table-cell table:style-name="Tableau1.A2" office:value-type="string">
            <text:p text:style-name="P1">validated</text:p>
          </table:table-cell>
          <table:table-cell table:style-name="Tableau1.A2" office:value-type="string">
            <text:p text:style-name="P1">LAL, France</text:p>
          </table:table-cell>
          <table:table-cell table:style-name="Tableau1.A2" office:value-type="string">
            <text:p text:style-name="P1">EDGI</text:p>
          </table:table-cell>
          <table:table-cell table:style-name="Tableau1.E2" office:value-type="string">
            <text:p text:style-name="P5">http://dev17-portal.cpc.wmin.ac.uk:8080/repository/download?impid=1256&amp;filename=guineapig_xwhep_1.1.1.tar.gz</text:p>
          </table:table-cell>
        </table:table-row>
        <table:table-row>
          <table:table-cell table:style-name="Tableau1.A2" office:value-type="string">
            <text:p text:style-name="P1">correlizer</text:p>
          </table:table-cell>
          <table:table-cell table:style-name="Tableau1.A2" office:value-type="string">
            <text:p text:style-name="P1">validated</text:p>
          </table:table-cell>
          <table:table-cell table:style-name="Tableau1.A2" office:value-type="string">
            <text:p text:style-name="P1">AlmereGrid, Holland</text:p>
          </table:table-cell>
          <table:table-cell table:style-name="Tableau1.A2" office:value-type="string">
            <text:p text:style-name="P1">EDGI</text:p>
          </table:table-cell>
          <table:table-cell table:style-name="Tableau1.E2" office:value-type="string">
            <text:p text:style-name="P5">http://dev17-portal.cpc.wmin.ac.uk:8080/repository/download?impid=1233&amp;filename=correlizer_2011.05.24.tar.gz</text:p>
          </table:table-cell>
        </table:table-row>
      </table:table>
      <text:p text:style-name="P1"><text:soft-page-break/></text:p>
      <text:p text:style-name="P1"/>
      <text:p text:style-name="P2">Automation scripts</text:p>
      <text:p text:style-name="P1"/>
      <text:p text:style-name="P1">We wrote a shell script to verify applications listed in a XtremWeb-HEP deployment, indeed one time we reinstalled the system keeping only the database and re-inserted only some applications ; later on we wrote this script to know which application has to be re-inserted.</text:p>
      <text:p text:style-name="P1">http://svn.lal.in2p3.fr/projects/XWHEP/tags/8.x/src/scripts/xwdownloadapps.sh</text:p>
      <text:p text:style-name="P1">If one summons without argument, it tries to download all the applications.</text:p>
      <text:p text:style-name="P1"/>
      <text:p text:style-name="P1">We also wrote a shell script to insert application automatically from EDGI application repository.</text:p>
      <text:p text:style-name="P1">http://svn.lal.in2p3.fr/projects/XWHEP/tags/8.x/src/scripts/edgiARinsertapp.sh</text:p>
      <text:p text:style-name="P1"/>
      <text:p text:style-name="P2">Compliance to XtremWeb-HEP bundle howto</text:p>
      <text:p text:style-name="P1"/>
      <text:p text:style-name="P1">The bundles have been created following the document “EDGeS Application Packaging for XtremWeb-HEP” available at this address :</text:p>
      <text:p text:style-name="P1"><text:a xlink:type="simple" xlink:href="http://dl.dropbox.com/u/18354220/xw_bundle_howto.pdf">http://dl.dropbox.com/u/18354220/xw_bundle_howto.pdf</text:a></text:p>
      <text:p text:style-name="P1"/>
      <text:p text:style-name="P1">Except the “usecasefiles” directory have been added to contain all required files to test an use case.</text:p>
      <text:p text:style-name="P1"/>
      <text:p text:style-name="P1">Also in case of applications with libraries (e.g. phog and autodock305), we didn't complied exactly with the above document by not creating a “librairies” and/or a “baseenv” directories ; instead we placed those files in the “binaries” and in the “usecasefiles” directories.</text:p>
      <text:p text:style-name="P1">However we properly described how to insert and use the applications, especially in the “INSTALL” and “USECASE” files.</text:p>
      <text:p text:style-name="P1"/>
      <text:p text:style-name="P2">EDGI application repository</text:p>
      <text:p text:style-name="P1"/>
      <text:p text:style-name="P1">So far all bundles we made have been inserted in the AR by the administrator ; though we should insert them ourselves.</text:p>
      <text:p text:style-name="P1">The current administrator is Noam Weingarten <text:a xlink:type="simple" xlink:href="mailto:N.Weingarten01@westminster.ac.uk">N.Weingarten01@westminster.ac.uk</text:a></text:p>
      <text:p text:style-name="Standard"><text:span text:style-name="T1">The validation is accomplished by </text:span>CETA-CIEMAT<text:span text:style-name="T1"> Spain, one of the responsible is Manuel Rubio del Solar manuel.rubio@ciemat.es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DADOUN</meta:initial-creator>
    <meta:creation-date>2011-12-07T11:13:02</meta:creation-date>
    <dc:date>2011-12-15T10:47:58</dc:date>
    <dc:creator>Oleg Lodygensky</dc:creator>
    <meta:editing-duration>P1DT5H25M19S</meta:editing-duration>
    <meta:editing-cycles>40</meta:editing-cycles>
    <meta:generator>OpenOffice.org/3.3$Unix OpenOffice.org_project/330m20$Build-9567</meta:generator>
    <meta:document-statistic meta:table-count="1" meta:image-count="0" meta:object-count="0" meta:page-count="2" meta:paragraph-count="67" meta:word-count="330" meta:character-count="3109"/>
  </office:meta>
</office:document-meta>
</file>